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in" fo:margin-bottom="0in" style:contextual-spacing="false" fo:line-height="115%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paragraph-rsid="0012c9d2" fo:background-color="#ffff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/>
      <style:text-properties style:font-name="Times New Roman"/>
    </style:style>
    <style:style style:name="P8" style:family="paragraph" style:parent-style-name="Text_20_body">
      <style:paragraph-properties fo:line-height="115%" fo:text-align="justify" style:justify-single-word="false"/>
      <style:text-properties style:font-name="Times New Roman" fo:font-size="12pt" officeooo:paragraph-rsid="004c6806" style:font-size-asian="12pt" style:font-size-complex="12pt"/>
    </style:style>
    <style:style style:name="P9" style:family="paragraph" style:parent-style-name="Text_20_body">
      <style:paragraph-properties fo:line-height="115%"/>
      <style:text-properties style:font-name="Times New Roman" fo:font-size="12pt" officeooo:paragraph-rsid="003510ba" style:font-size-asian="12pt" style:font-size-complex="12pt"/>
    </style:style>
    <style:style style:name="P10" style:family="paragraph" style:parent-style-name="Text_20_body">
      <style:paragraph-properties fo:line-height="115%"/>
      <style:text-properties style:font-name="Times New Roman" fo:font-size="12pt" officeooo:rsid="0036653a" officeooo:paragraph-rsid="0036653a" style:font-size-asian="12pt" style:font-size-complex="12pt"/>
    </style:style>
    <style:style style:name="P11" style:family="paragraph" style:parent-style-name="Text_20_body">
      <style:paragraph-properties fo:line-height="115%"/>
      <style:text-properties style:font-name="Times New Roman" fo:font-size="12pt" style:text-underline-style="solid" style:text-underline-width="auto" style:text-underline-color="font-color" officeooo:rsid="0036653a" officeooo:paragraph-rsid="0036653a" style:font-size-asian="12pt" style:font-size-complex="12pt"/>
    </style:style>
    <style:style style:name="P12" style:family="paragraph" style:parent-style-name="Text_20_body">
      <style:paragraph-properties fo:line-height="115%"/>
      <style:text-properties style:font-name="Times New Roman" fo:font-size="12pt" style:text-underline-style="solid" style:text-underline-width="auto" style:text-underline-color="font-color" officeooo:paragraph-rsid="003510ba" style:font-size-asian="12pt" style:font-size-complex="12pt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Times New Roman" officeooo:paragraph-rsid="00487aa2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Times New Roman"/>
    </style:style>
    <style:style style:name="T1" style:family="text">
      <style:text-properties fo:font-weight="bold" officeooo:rsid="001c1d1a" style:font-weight-asian="bold" style:font-weight-complex="bold"/>
    </style:style>
    <style:style style:name="T2" style:family="text">
      <style:text-properties fo:font-weight="bold" officeooo:rsid="0019815a" style:font-weight-asian="bold" style:font-weight-complex="bold"/>
    </style:style>
    <style:style style:name="T3" style:family="text">
      <style:text-properties fo:font-weight="bold" officeooo:rsid="004136c3" style:font-weight-asian="bold" style:font-weight-complex="bold"/>
    </style:style>
    <style:style style:name="T4" style:family="text">
      <style:text-properties fo:font-weight="bold" officeooo:rsid="004378f7" style:font-weight-asian="bold" style:font-weight-complex="bold"/>
    </style:style>
    <style:style style:name="T5" style:family="text">
      <style:text-properties fo:font-variant="normal" fo:text-transform="none" fo:color="#1d1d20" loext:opacity="100%" style:font-name="Times New Roman" fo:font-size="12pt" fo:letter-spacing="normal" fo:font-style="normal" fo:font-weight="normal" officeooo:rsid="001e13a4" style:font-size-asian="12pt" style:font-size-complex="12pt"/>
    </style:style>
    <style:style style:name="T6" style:family="text">
      <style:text-properties fo:font-variant="normal" fo:text-transform="none" fo:color="#1d1d20" loext:opacity="100%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1d1d20" loext:opacity="100%" fo:font-size="12pt" fo:letter-spacing="normal" fo:font-style="normal" fo:font-weight="normal" officeooo:rsid="001e13a4" style:font-size-asian="12pt" style:font-size-complex="12pt"/>
    </style:style>
    <style:style style:name="T8" style:family="text">
      <style:text-properties fo:font-variant="normal" fo:text-transform="none" fo:color="#1d1d20" loext:opacity="100%" fo:font-size="12pt" fo:letter-spacing="normal" fo:font-style="normal" fo:font-weight="normal" officeooo:rsid="0054429e" style:font-size-asian="12pt" style:font-size-complex="12pt"/>
    </style:style>
    <style:style style:name="T9" style:family="text">
      <style:text-properties officeooo:rsid="001c1d1a"/>
    </style:style>
    <style:style style:name="T10" style:family="text">
      <style:text-properties officeooo:rsid="003163bc"/>
    </style:style>
    <style:style style:name="T11" style:family="text">
      <style:text-properties officeooo:rsid="0036653a"/>
    </style:style>
    <style:style style:name="T12" style:family="text">
      <style:text-properties officeooo:rsid="003e0b47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1e13a4" style:font-size-asian="12pt" style:font-size-complex="12pt"/>
    </style:style>
    <style:style style:name="T15" style:family="text">
      <style:text-properties style:font-name="Times New Roman" fo:font-size="12pt" fo:font-weight="bold" officeooo:rsid="001e13a4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font-weight="bold" officeooo:rsid="00205db1" style:font-size-asian="12pt" style:font-weight-asian="bold" style:font-size-complex="12pt" style:font-weight-complex="bold"/>
    </style:style>
    <style:style style:name="T17" style:family="text">
      <style:text-properties officeooo:rsid="004136c3"/>
    </style:style>
    <style:style style:name="T18" style:family="text">
      <style:text-properties officeooo:rsid="00461573"/>
    </style:style>
    <style:style style:name="T19" style:family="text">
      <style:text-properties officeooo:rsid="00487aa2"/>
    </style:style>
    <style:style style:name="T20" style:family="text">
      <style:text-properties officeooo:rsid="00497af8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e13a4" style:font-size-asian="12pt" style:font-size-complex="12pt"/>
    </style:style>
    <style:style style:name="T23" style:family="text">
      <style:text-properties fo:font-size="12pt" officeooo:rsid="00557155" style:font-size-asian="12pt" style:font-size-complex="12pt"/>
    </style:style>
    <style:style style:name="T24" style:family="text">
      <style:text-properties fo:font-size="12pt" fo:font-weight="bold" officeooo:rsid="001e13a4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05db1" style:font-size-asian="12pt" style:font-weight-asian="bold" style:font-size-complex="12pt" style:font-weight-complex="bold"/>
    </style:style>
    <style:style style:name="T26" style:family="text">
      <style:text-properties officeooo:rsid="004bc788"/>
    </style:style>
    <style:style style:name="T27" style:family="text">
      <style:text-properties officeooo:rsid="004c6806"/>
    </style:style>
    <style:style style:name="T28" style:family="text">
      <style:text-properties officeooo:rsid="00521c52"/>
    </style:style>
    <style:style style:name="T29" style:family="text">
      <style:text-properties officeooo:rsid="005442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: </text:p>
      <text:p text:style-name="P1">«РАЗРАБОТКА УЧЕБНО-ИССЛЕДОВАТЕЛЬСКОГО СТЕНДА НА ОСНОВЕ 3D-ПЕЧАТНОГО КВАДРОКОПТЕРА ДЛЯ ОТРАБОТКИ СИСТЕМ УПРАВЛЕНИЯ И ИСПЫТАНИЙ БПЛА В ЛАБОРАТОРИИ»</text:p>
      <text:p text:style-name="P1"/>
      <text:p text:style-name="P4">ОПИСАНИЕ ПРОЕКТА</text:p>
      <text:p text:style-name="P8"><text:tab/>Проект направлен на разработку аппаратно-программного комплекса на базе квадрокоптера, предназначенного для использования в лабораторном практикуме по дисциплине «Теория автоматического управления» (ТАУ). Основная цель проекта — формирование у студентов и магистрантов устойчивых, практически ориентированных и интуитивно осмысленных представлений о принципах построения, структурной организации и функционировании систем автоматического управления, а также развитие компетенций в области синтеза алгоритмов управления и параметрической настройки регуляторов на реальном физическом объекте.</text:p>
      <text:p text:style-name="P8"><text:tab/>Актуальность работы обусловлена тем, что традиционное изучение ТАУ зачастую ограничивается теоретическим анализом и моделированием, что недостаточно для формирования у будущих инженеров практических навыков и инженерной интуиции. Особенно <text:span text:style-name="T28">нехватает </text:span>опыт в работе со сложными динамическими объектами, такими как квадрокоптеры, чьё поведение чувствительно к изменениям параметров регуляторов. Без возможности наблюдать реакцию реального объекта на управляющие воздействия обучающиеся не могут в полной мере осознать, как те или иные настройки влияют на устойчивость, качество переходных процессов и общую работоспособность системы.</text:p>
      <text:p text:style-name="P8"><text:tab/>Разрабатываемый лабораторный стенд на базе квадрокоптера обеспечивает прямую связь между теоретическими положениями курса и экспериментальной практикой, позволяя студентам не только рассчитывать регуляторы, но и оценивать их эффективность в реальном времени.</text:p>
      <text:p text:style-name="P13"><text:span text:style-name="T6"><text:tab/>В рамках проекта </text:span><text:span text:style-name="T8">представлена</text:span><text:span text:style-name="T6"> экспериментальная установка на базе квадрокоптера с 3D-печатным корпусом, спроектированным в среде OpenSCAD. Для реализации алгоритмов управления и сбора данных с датчиков используется микроконтроллер ESP32, связанный с модулем ESP8266 для беспроводного обмена информацией по Wi-Fi. Передача команд, настройка параметров и визуализация переходных процессов в реальном времени осуществляются с помощью программного комплекса на Qt5. </text:span><text:span text:style-name="T7">В качестве основного датчика используется инерциальный модуль IMU-6050, совмещающий в себе гироскоп и акселерометр. Корпус квадрокоптера закреплён на неподвижной базе, обеспечивающей свободное вращение вокруг трёх осей — крена, тангажа и рыскания. Конструкция стенда является универсальной и может быть адаптирована под квадрокоптеры различных габаритов. Это позволяет безопасно имитировать основные режимы полёта, выполнять воспроизводимые эксперименты и тестировать алгоритмы управления без риска повреждения оборудования, что делает комплекс эффективной и масштабируемой платформой для учебных, научно-исследовательских и проектно-конструкторских работ в области БПЛА и автоматизированных систем управления.</text:span><text:span text:style-name="T22">(</text:span><text:span text:style-name="T24">Что </text:span><text:span text:style-name="T25">за</text:span><text:span text:style-name="T24"> проект </text:span><text:span text:style-name="T25">и что делает?</text:span><text:span text:style-name="T22">)</text:span><text:span text:style-name="T21">.</text:span></text:p>
      <text:p text:style-name="P14"><text:span text:style-name="T21"><text:tab/>Курс обучения ориентирован на систематическое освоение методов теории автоматического управления на примере квадрокоптера как сложного динамического объекта. По завершении курса студенты овладевают следующими ключевыми компетенциями: </text:span><text:soft-page-break/><text:span text:style-name="T21">построение математической модели объекта управления, выбор рациональной структуры системы управления, применение принципов формирования контуров стабилизации и проектирование архитектуры бортового контроллера, а также синтез и параметрическая настройка регуляторов с последующим анализом устойчивости и качества переходных процессов.</text:span></text:p>
      <text:p text:style-name="P7"/>
      <text:p text:style-name="P4">ОЖИДАЕМЫЕ РЕЗУЛЬТАТЫ</text:p>
      <text:p text:style-name="P3"><text:tab/>Проект создаёт практико-ориентированную образовательную платформу, позволяющую трансформировать теоретические знания в реальные инженерные компетенции. Основные ожидаемые результаты:</text:p>
      <text:p text:style-name="P2"/>
      <text:p text:style-name="P5"><text:span text:style-name="T10">1. </text:span>Повышение качества инженерной подготовки</text:p>
      <text:p text:style-name="P2">Студенты и магистранты получат возможность “<text:span text:style-name="T19">c нуля</text:span>” разрабатывать, реализовывать и отлаживать алгоритмы управления (включая ПИД-, каскадные, робастные и оптимальные регуляторы) на физическом стенде, имитирующем работу квадрокоптера в безопасных и воспроизводимых условиях.</text:p>
      <text:p text:style-name="P5"><text:span text:style-name="T10">2. </text:span>Формирование ключевых профессиональных компетенций</text:p>
      <text:p text:style-name="P2">Обучающиеся освоят:</text:p>
      <text:p text:style-name="P2"><text:tab/>– выбор структуры системы управления,</text:p>
      <text:p text:style-name="P2"><text:tab/>– настройку параметров регуляторов,</text:p>
      <text:p text:style-name="P2"><text:tab/>– обработку шумных данных сенсоров,</text:p>
      <text:p text:style-name="P2"><text:tab/>– учёт нелинейностей и ограничений исполнительных органов,</text:p>
      <text:p text:style-name="P2"><text:tab/>– анализ устойчивости и качества переходных процессов.</text:p>
      <text:p text:style-name="P5"><text:span text:style-name="T10">3. </text:span>Увеличение трудоустройства и востребованности выпускников</text:p>
      <text:p text:style-name="P2">Усиление практической составляющей обучения повысит мотивацию студентов, уровень их готовности к работе в реальных инженерных задачах и, как следствие, долю выпускников, трудоустраивающихся по профилю (направления: «Автоматическое управление», «Мехатроника и робототехника», «АСУТП»).</text:p>
      <text:p text:style-name="P5"><text:span text:style-name="T10">4. </text:span>Создание тиражируемого учебно-методического комплекса</text:p>
      <text:p text:style-name="P2">Будет разработан готовый к внедрению в других вузах комплект: лабораторные работы, типовые задания, рекомендации по 3D-печатным конструкциям и методике проведения экспериментов.</text:p>
      <text:p text:style-name="P5"><text:span text:style-name="T10">5. </text:span>Научно-исследовательская база для магистратуры и ВКР</text:p>
      <text:p text:style-name="P2">Стенд станет платформой для выполнения магистерских диссертаций и выпускных квалификационных работ, включая исследования влияния конструктивных особенностей (вибрации, лёгкие 3D-печатные корпуса) на качество управления и методов их компенсации.</text:p>
      <text:p text:style-name="P5"><text:span text:style-name="T10">6. </text:span>Сравнительный анализ алгоритмов управления</text:p>
      <text:p text:style-name="P2">На единой экспериментальной базе будет обеспечена возможность объективного сопоставления различных подходов к управлению БПЛА с регистрацией и визуализацией переходных процессов.</text:p>
      <text:p text:style-name="P6"/>
      <text:p text:style-name="P4">ПОТЕНЦИАЛ ДЛЯ СОТРУДНИЧЕСТВА</text:p>
      <text:p text:style-name="P12"><text:span text:style-name="T11">1. </text:span>Стенд как основа для образовательных программ</text:p>
      <text:p text:style-name="P9">Разработанный учебно-исследовательский комплекс на базе 3D-печатного квадрокоптера станет основой очных и дистанционных курсов дополнительного образования по <text:soft-page-break/>современным системам управления и БПЛА. Внедрение в образовательный процесс Томского политехнического университета заложит <text:span text:style-name="T12">основание</text:span> для последующего масштабирования решения в других вузах <text:span text:style-name="T12">в Томске</text:span>.</text:p>
      <text:p text:style-name="P12"><text:span text:style-name="T11">2. </text:span>Интеграция в программы повышения квалификации</text:p>
      <text:p text:style-name="P9"><text:span text:style-name="T20">Платформа</text:span> может быть использован<text:span text:style-name="T20">а</text:span> для подготовки инженеров предприятий в сфере АСУТП, мехатроники и робототехники - особенно в организациях, где невозможны реальные лётные испытания. Это обеспечит безопасную отработку алгоритмов управления, обработки данных датчиков и компенсации вибраций без риска повреждения оборудования.</text:p>
      <text:p text:style-name="P12"><text:span text:style-name="T11">3. </text:span>Готовность к открытому партнёрству</text:p>
      <text:p text:style-name="P9">Мы предоставляем партнёрам:</text:p>
      <text:p text:style-name="P9"><text:tab/>- методические материалы и типовые задания,</text:p>
      <text:p text:style-name="P9"><text:tab/>- конструкторскую документацию 3D-печатного корпуса,</text:p>
      <text:p text:style-name="P9"><text:tab/>- открытое программное обеспечение для управления,</text:p>
      <text:p text:style-name="P9"><text:tab/>- опыт внедрения в учебный процесс.</text:p>
      <text:p text:style-name="P9">Это позволяет быстро оснастить лаборатории в партнёрских вузах и на предприятиях с минимальными затратами.</text:p>
      <text:p text:style-name="P12"><text:span text:style-name="T11">4. </text:span>Платформа для совместных исследований</text:p>
      <text:p text:style-name="P9">Единая технологическая база стенда создаёт предпосылки для:</text:p>
      <text:p text:style-name="P9">— межвузовских научных проектов по анализу алгоритмов управления БПЛА,</text:p>
      <text:p text:style-name="P9">— отраслевых НИОКР с промышленными партнёрами,</text:p>
      <text:p text:style-name="P9">— формирования сети экспериментальных площадок для валидации решений в условиях, приближённых к реальным.</text:p>
      <text:p text:style-name="P11">5. Адаптация под задачи партнёров</text:p>
      <text:p text:style-name="P10">Открытая архитектура стенда поддерживает интеграцию сторонних датчиков, исполнительных механизмов и алгоритмов. Мы готовы к индивидуальным форматам сотрудничества: от передачи документации до совместной разработки специализированных лабораторных модулей под запросы конкретных организаци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21:05:15.990657749</meta:creation-date>
    <dc:date>2025-12-05T23:54:37.740825334</dc:date>
    <meta:editing-duration>PT5H36M52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806" meta:character-count="7133" meta:non-whitespace-character-count="6347"/>
  </office:meta>
</office:document-meta>
</file>